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language="en" fo:country="U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Roboto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" fo:font-size="6pt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Roboto" fo:font-size="6pt" fo:language="en" fo:country="US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" fo:font-size="20pt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Roboto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4pt" fo:language="en" fo:country="US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Roboto" fo:font-size="8pt" fo:language="en" fo:country="US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8pt" fo:font-style="normal" style:font-size-asian="8pt" style:font-style-asian="normal" style:font-size-complex="8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Roboto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Roboto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Roboto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Roboto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Roboto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Roboto" fo:font-size="10pt" fo:language="en" fo:country="US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32pt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Preformatted_20_Text">
      <style:paragraph-properties fo:text-align="start" style:justify-single-word="false"/>
      <style:text-properties style:font-name="Roboto" fo:font-size="8pt" fo:language="en" fo:country="none" style:text-underline-style="none" fo:font-weight="normal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language="en" fo:country="none"/>
    </style:style>
    <style:style style:name="P25" style:family="paragraph" style:parent-style-name="Preformatted_20_Text">
      <style:paragraph-properties fo:margin-top="0cm" fo:margin-bottom="0.499cm" fo:text-align="start" style:justify-single-word="false" style:writing-mode="lr-tb"/>
      <style:text-properties fo:language="en" fo:country="none"/>
    </style:style>
    <style:style style:name="P26" style:family="paragraph" style:parent-style-name="Heading_20_3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Roboto" fo:font-size="18pt" fo:language="en" fo:country="US" fo:font-style="normal" style:text-underline-style="solid" style:text-underline-width="auto" style:text-underline-color="font-color" fo:font-weight="bold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Roboto" fo:font-size="6pt" fo:language="en" fo:country="US" fo:font-style="normal" style:text-underline-style="solid" style:text-underline-width="auto" style:text-underline-color="font-color" fo:font-weight="bold" style:text-blinking="false" fo:background-color="transparent" style:font-size-asian="6pt" style:font-style-asian="normal" style:font-weight-asian="bold" style:font-size-complex="6pt" style:font-style-complex="normal" style:font-weight-complex="bold"/>
    </style:style>
    <style:style style:name="P28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Roboto" fo:font-size="6pt" fo:language="en" fo:country="US" fo:font-style="normal" style:text-underline-style="none" fo:font-weight="normal" style:text-blinking="false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9" style:family="paragraph" style:parent-style-name="Heading_20_3">
      <style:paragraph-properties fo:text-align="start" style:justify-single-word="false"/>
      <style:text-properties style:font-name="Roboto" fo:font-size="18pt" fo:language="en" fo:country="US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Roboto" fo:font-size="6pt" fo:language="en" fo:country="US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Roboto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Roboto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Roboto" fo:font-size="14pt" fo:language="en" fo:country="US" style:font-size-asian="14pt" style:font-size-complex="14pt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Roboto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Roboto" fo:font-size="14p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Roboto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7" style:family="paragraph" style:parent-style-name="Standard" style:list-style-name="L3">
      <style:paragraph-properties fo:text-align="start" style:justify-single-word="false"/>
    </style:style>
    <style:style style:name="P38" style:family="paragraph" style:parent-style-name="Standard" style:list-style-name="L3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Roboto" fo:font-size="14pt" fo:language="en" fo:country="US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style:font-name="Roboto" fo:font-size="14pt" fo:language="en" fo:country="US" style:font-size-asian="14pt" style:font-size-complex="14pt"/>
    </style:style>
    <style:style style:name="P40" style:family="paragraph" style:parent-style-name="Text_20_body" style:list-style-name="L5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Roboto" fo:font-size="14pt" fo:language="en" fo:country="US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 style:list-style-name="L6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Roboto" fo:font-size="14pt" fo:language="en" fo:country="US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Roboto" fo:font-size="14pt" style:font-size-asian="14pt" style:font-size-complex="14pt"/>
    </style:style>
    <style:style style:name="T8" style:family="text">
      <style:text-properties style:font-name="Roboto" fo:font-size="14pt" fo:language="en" fo:country="US" style:font-size-asian="14pt" style:font-size-complex="14pt"/>
    </style:style>
    <style:style style:name="T9" style:family="text">
      <style:text-properties style:font-name="Roboto" fo:font-size="14pt" fo:language="en" fo:country="US" fo:font-style="normal" style:font-size-asian="14pt" style:font-style-asian="normal" style:font-size-complex="14pt" style:font-style-complex="normal"/>
    </style:style>
    <style:style style:name="T10" style:family="text">
      <style:text-properties style:font-name="Roboto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style:font-name="Roboto" fo:font-size="14pt" fo:font-style="normal" style:font-size-asian="14pt" style:font-style-asian="normal" style:font-size-complex="14pt" style:font-style-complex="normal"/>
    </style:style>
    <style:style style:name="T12" style:family="text">
      <style:text-properties style:font-name="Roboto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Roboto" fo:font-size="14pt" fo:language="ru" fo:country="RU" style:font-size-asian="14pt" style:font-size-complex="14pt"/>
    </style:style>
    <style:style style:name="T14" style:family="text">
      <style:text-properties style:font-name="Roboto"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font-name="Robo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Roboto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Roboto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Roboto" fo:font-size="18pt" fo:language="en" fo:country="US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Kateryna Shvets</text:p>
      <text:p text:style-name="P3"/>
      <text:p text:style-name="P17">HTML/CSS developer, Junior Front-End developer </text:p>
      <text:p text:style-name="P15"/>
      <text:p text:style-name="P18"/>
      <text:p text:style-name="P16"/>
      <text:p text:style-name="P6"><text:span text:style-name="T2">Contact information</text:span><text:span text:style-name="T1"> <text:s text:c="3"/></text:span></text:p>
      <text:p text:style-name="P20"/>
      <text:p text:style-name="P8">Location: Kharkov</text:p>
      <text:p text:style-name="P13"/>
      <text:p text:style-name="P7"><text:span text:style-name="T3">Phone number</text:span>: <text:s/>+38-050-145-08-88</text:p>
      <text:p text:style-name="P4"/>
      <text:p text:style-name="P1"><text:span text:style-name="T8">E</text:span><text:span text:style-name="T7">mail: </text:span><text:a xlink:type="simple" xlink:href="mailto:shv.k86@meta.ua" text:style-name="Internet_20_link" text:visited-style-name="Visited_20_Internet_20_Link"><text:span text:style-name="T7">shv.k86@meta.ua</text:span></text:a></text:p>
      <text:p text:style-name="P4"/>
      <text:p text:style-name="P7"><text:span text:style-name="T3">S</text:span>kype: shv.k86 </text:p>
      <text:p text:style-name="P4"/>
      <text:p text:style-name="P7"><text:span text:style-name="T3">G</text:span>ithub: Enigma2017</text:p>
      <text:p text:style-name="P7"/>
      <text:p text:style-name="P7"/>
      <text:p text:style-name="P10">Objective</text:p>
      <text:p text:style-name="P12"/>
      <text:p text:style-name="P22"><text:span text:style-name="T7"><text:s text:c="8"/>I want to obtain a position as </text:span><text:span text:style-name="T8">a HTML/CSS developer / </text:span><text:span text:style-name="T17">Junior Front-End developer</text:span><text:span text:style-name="T8"> <text:s/></text:span><text:span text:style-name="T7">in your company. </text:span></text:p>
      <text:p text:style-name="P7"/>
      <text:p text:style-name="P7"/>
      <text:p text:style-name="P11">Summery:<text:span text:style-name="T5"> <text:s/></text:span></text:p>
      <text:p text:style-name="P23"/>
      <text:p text:style-name="P24"><text:bookmark text:name="tw-target-text11"/><text:span text:style-name="T12"><text:s text:c="8"/>I </text:span><text:bookmark text:name="tw-target-text2"/><text:span text:style-name="T8">have </text:span><text:span text:style-name="T13">non-commercial </text:span><text:span text:style-name="T8">experience and I would like to invite you to review some completed projects in my portfolio: </text:span><text:span text:style-name="T10">https://enigma2017.github.io/</text:span></text:p>
      <text:p text:style-name="P39"><text:tab/>Each project is made with an adaptive design.</text:p>
      <text:p text:style-name="P7"/>
      <text:p text:style-name="P7"/>
      <text:p text:style-name="P11">Skills</text:p>
      <text:p text:style-name="P12"/>
      <text:list xml:id="list1539665897765071444" text:style-name="L1">
        <text:list-item>
          <text:p text:style-name="P31">HTML / CSS (experience of use 2 years)</text:p>
        </text:list-item>
        <text:list-item>
          <text:p text:style-name="P31">Bootstrap 4, Flexbox</text:p>
        </text:list-item>
      </text:list>
      <text:list xml:id="list794091985848382207" text:style-name="L2">
        <text:list-item>
          <text:p text:style-name="P33">JavaScript (basic knowledge, in the processing of studying)</text:p>
        </text:list-item>
        <text:list-item>
          <text:p text:style-name="P33">JQuery </text:p>
        </text:list-item>
        <text:list-item>
          <text:p text:style-name="P33">React JS (basic knowledge) </text:p>
        </text:list-item>
        <text:list-item>
          <text:p text:style-name="P33">Understanding work of HTTP, AJAX, JSON, REST API</text:p>
        </text:list-item>
        <text:list-item>
          <text:p text:style-name="P32">Preprocessor SASS / SCSS</text:p>
        </text:list-item>
        <text:list-item>
          <text:p text:style-name="P35"><text:span text:style-name="T6">Practical using </text:span>methodology of BEM </text:p>
        </text:list-item>
        <text:list-item>
          <text:p text:style-name="P35"><text:span text:style-name="T3">M</text:span>aking responsive, cross-<text:span text:style-name="T3">browser</text:span> markups</text:p>
        </text:list-item>
        <text:list-item>
          <text:p text:style-name="P33">Gulp (basic knowledge)</text:p>
        </text:list-item>
        <text:list-item>
          <text:p text:style-name="P33">Based skills of Adobe Photoshop (for markup)</text:p>
        </text:list-item>
      </text:list>
      <text:p text:style-name="P11"><text:soft-page-break/>Education</text:p>
      <text:p text:style-name="P5"/>
      <text:p text:style-name="P22"><text:span text:style-name="T18"><text:tab/></text:span><text:span text:style-name="T16">Oles </text:span><text:span text:style-name="Emphasis"><text:span text:style-name="T15">Honchar Dnipropetrovsk National University</text:span></text:span><text:span text:style-name="T14"> </text:span></text:p>
      <text:p text:style-name="P14"/>
      <text:list xml:id="list3614935548551755384" text:style-name="L3">
        <text:list-item>
          <text:p text:style-name="P37"><text:span text:style-name="T9">Department</text:span><text:span text:style-name="T11"> of Mechanics and Mathematics, </text:span><text:span text:style-name="T9">Specialist’s degree in</text:span><text:span text:style-name="T4"> </text:span><text:span text:style-name="T9">Mathematic science (2009).</text:span></text:p>
        </text:list-item>
        <text:list-item>
          <text:p text:style-name="P38">Law Department, Specialist’s degree in Law (2012).</text:p>
        </text:list-item>
      </text:list>
      <text:p text:style-name="P2"/>
      <text:h text:style-name="P29" text:outline-level="3">Additional education</text:h>
      <text:p text:style-name="P30"/>
      <text:list xml:id="list7054394353790572331" text:style-name="L4">
        <text:list-item>
          <text:p text:style-name="P34">Coaching “Front-End – developer: freelancer code” in WayUp project courses (Dec 2017 – March 2018)</text:p>
        </text:list-item>
        <text:list-item>
          <text:p text:style-name="P34">Front-End courses at Hillel IT School (Apr 2019 – Aug 2019) </text:p>
        </text:list-item>
      </text:list>
      <text:p text:style-name="P21"/>
      <text:h text:style-name="P26" text:outline-level="3">Previous work experience</text:h>
      <text:p text:style-name="P27"/>
      <text:list xml:id="list1840902874383283261" text:style-name="L5">
        <text:list-item>
          <text:p text:style-name="P40">“Bartosz Hajduk Law firm” - (2017 – 2018) / Poznan, Poland / Lawyer assistent</text:p>
        </text:list-item>
      </text:list>
      <text:section text:style-name="Sect1" text:name="tw-target">
        <text:section text:style-name="Sect1" text:name="tw-target-text-container">
          <text:p text:style-name="P25"><text:bookmark text:name="tw-target-text"/><text:s text:c="3"/><text:span text:style-name="T19">- <text:s/></text:span><text:span text:style-name="T7">”Department of housing and communal services” –</text:span><text:span text:style-name="T8"> (2015) /<text:tab/>Dnipropetrovsk region / Lawyer</text:span></text:p>
        </text:section>
      </text:section>
      <text:list xml:id="list35275446" text:continue-numbering="true" text:style-name="L5">
        <text:list-item>
          <text:p text:style-name="P40">“Agroexpert – Dnepr” LLC – (2011 – 2013) / Dnipro / Lawyer</text:p>
        </text:list-item>
      </text:list>
      <text:p text:style-name="P9"/>
      <text:h text:style-name="P29" text:outline-level="3">Soft skills</text:h>
      <text:p text:style-name="P30"/>
      <text:list xml:id="list9117276835238902565" text:style-name="L6">
        <text:list-item>
          <text:p text:style-name="P41">Time management</text:p>
        </text:list-item>
        <text:list-item>
          <text:p text:style-name="P41">Flexibility</text:p>
        </text:list-item>
        <text:list-item>
          <text:p text:style-name="P41">Collaboration</text:p>
        </text:list-item>
      </text:list>
      <text:p text:style-name="P28"/>
      <text:h text:style-name="P29" text:outline-level="3">Languages</text:h>
      <text:p text:style-name="P30"/>
      <text:list xml:id="list35262079" text:continue-numbering="true" text:style-name="L6">
        <text:list-item>
          <text:p text:style-name="P41">Ukrainian, Russian (native)</text:p>
        </text:list-item>
        <text:list-item>
          <text:p text:style-name="P41">English (Upper-intermediate)</text:p>
        </text:list-item>
        <text:list-item>
          <text:p text:style-name="P41">Polish (Pre-intermediat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29cm" fo:margin-bottom="1.997cm" fo:margin-left="2.03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6M51S</meta:editing-duration>
    <meta:editing-cycles>66</meta:editing-cycles>
    <meta:generator>OpenOffice/4.1.5$Win32 OpenOffice.org_project/415m1$Build-9789</meta:generator>
    <dc:date>2019-06-14T15:05:23.41</dc:date>
    <meta:document-statistic meta:table-count="0" meta:image-count="0" meta:object-count="0" meta:page-count="2" meta:paragraph-count="44" meta:word-count="257" meta:character-count="1673"/>
    <meta:user-defined meta:name="Info 1"/>
    <meta:user-defined meta:name="Info 2"/>
    <meta:user-defined meta:name="Info 3"/>
    <meta:user-defined meta:name="Info 4"/>
  </office:meta>
</office:document-meta>
</file>